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24" style:family="table-cell" style:parent-style-name="Default">
      <style:table-cell-properties fo:border-bottom="0.06pt solid #000000" fo:border-left="0.99pt groove #000000" fo:border-right="0.99pt groove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8"/>
        <table:table-column table:style-name="co3" table:number-columns-repeated="2" table:default-cell-style-name="ce8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ock Queue</text:p>
          </table:table-cell>
          <table:table-cell table:style-name="ce1"/>
          <table:table-cell table:style-name="ce5" table:number-columns-repeated="4"/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Enq_Time[ms]</text:p>
          </table:table-cell>
          <table:table-cell table:style-name="ce2" office:value-type="string" calcext:value-type="string">
            <text:p>Deq_Time[ms]</text:p>
          </table:table-cell>
          <table:table-cell/>
          <table:table-cell office:value-type="string" calcext:value-type="string">
            <text:p>NumThreads</text:p>
          </table:table-cell>
          <table:table-cell table:style-name="ce26" office:value-type="string" calcext:value-type="string">
            <text:p>DeqMops</text:p>
          </table:table-cell>
          <table:table-cell office:value-type="string" calcext:value-type="string">
            <text:p>T_Avg_Deq</text:p>
          </table:table-cell>
          <table:table-cell table:style-name="ce26" office:value-type="string" calcext:value-type="string">
            <text:p>EnqMops</text:p>
          </table:table-cell>
          <table:table-cell office:value-type="string" calcext:value-type="string">
            <text:p>T_Avg_Enq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5000000" calcext:value-type="float">
            <text:p>50000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11" calcext:value-type="float">
            <text:p>411</text:p>
          </table:table-cell>
          <table:table-cell/>
          <table:table-cell table:style-name="ce25" table:formula="of:=[.C3]" office:value-type="float" office:value="1" calcext:value-type="float">
            <text:p>1</text:p>
          </table:table-cell>
          <table:table-cell table:style-name="ce25" table:formula="of:=[.E3]/([.K3]*10^3)" office:value-type="float" office:value="12.1713729308666" calcext:value-type="float">
            <text:p>12.1713729308666</text:p>
          </table:table-cell>
          <table:table-cell table:formula="of:=AVERAGE([.G3:.G12])" office:value-type="float" office:value="410.8" calcext:value-type="float">
            <text:p>410.8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3:.F12])" office:value-type="float" office:value="0" calcext:value-type="float">
            <text:p>0</text:p>
          </table:table-cell>
          <table:table-cell table:formula="of:=[.J3]+[.L3]" office:value-type="float" office:value="12.1713729308666" calcext:value-type="float">
            <text:p>12.1713729308666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13]" office:value-type="float" office:value="2" calcext:value-type="float">
            <text:p>2</text:p>
          </table:table-cell>
          <table:table-cell table:style-name="ce25" table:formula="of:=[.E4]/([.K4]*10^3)" office:value-type="float" office:value="2.88234276820199" calcext:value-type="float">
            <text:p>2.88234276820199</text:p>
          </table:table-cell>
          <table:table-cell table:formula="of:=AVERAGE([.G13:.G22])" office:value-type="float" office:value="1734.7" calcext:value-type="float">
            <text:p>1734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3:.F22])" office:value-type="float" office:value="0" calcext:value-type="float">
            <text:p>0</text:p>
          </table:table-cell>
          <table:table-cell table:formula="of:=[.J4]+[.L4]" office:value-type="float" office:value="2.88234276820199" calcext:value-type="float">
            <text:p>2.88234276820199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5" table:formula="of:=[.C23]" office:value-type="float" office:value="4" calcext:value-type="float">
            <text:p>4</text:p>
          </table:table-cell>
          <table:table-cell table:style-name="ce25" table:formula="of:=[.E5]/([.K5]*10^3)" office:value-type="float" office:value="1.72093343429476" calcext:value-type="float">
            <text:p>1.72093343429476</text:p>
          </table:table-cell>
          <table:table-cell table:formula="of:=AVERAGE([.G23:.G32])" office:value-type="float" office:value="2905.4" calcext:value-type="float">
            <text:p>2905.4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3:.F32])" office:value-type="float" office:value="0" calcext:value-type="float">
            <text:p>0</text:p>
          </table:table-cell>
          <table:table-cell table:formula="of:=[.J5]+[.L5]" office:value-type="float" office:value="1.72093343429476" calcext:value-type="float">
            <text:p>1.72093343429476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33]" office:value-type="float" office:value="8" calcext:value-type="float">
            <text:p>8</text:p>
          </table:table-cell>
          <table:table-cell table:style-name="ce25" table:formula="of:=[.E6]/([.K6]*10^3)" office:value-type="float" office:value="1.67644593461861" calcext:value-type="float">
            <text:p>1.67644593461861</text:p>
          </table:table-cell>
          <table:table-cell table:formula="of:=AVERAGE([.G33:.G42])" office:value-type="float" office:value="2982.5" calcext:value-type="float">
            <text:p>2982.5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33:.F42])" office:value-type="float" office:value="0" calcext:value-type="float">
            <text:p>0</text:p>
          </table:table-cell>
          <table:table-cell table:formula="of:=[.J6]+[.L6]" office:value-type="float" office:value="1.67644593461861" calcext:value-type="float">
            <text:p>1.67644593461861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43]" office:value-type="float" office:value="16" calcext:value-type="float">
            <text:p>16</text:p>
          </table:table-cell>
          <table:table-cell table:style-name="ce25" table:formula="of:=[.E7]/([.K7]*10^3)" office:value-type="float" office:value="1.43669904028504" calcext:value-type="float">
            <text:p>1.43669904028504</text:p>
          </table:table-cell>
          <table:table-cell table:formula="of:=AVERAGE([.G43:.G52])" office:value-type="float" office:value="3480.2" calcext:value-type="float">
            <text:p>3480.2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43:.F52])" office:value-type="float" office:value="0" calcext:value-type="float">
            <text:p>0</text:p>
          </table:table-cell>
          <table:table-cell table:formula="of:=[.J7]+[.L7]" office:value-type="float" office:value="1.43669904028504" calcext:value-type="float">
            <text:p>1.43669904028504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53]" office:value-type="float" office:value="24" calcext:value-type="float">
            <text:p>24</text:p>
          </table:table-cell>
          <table:table-cell table:style-name="ce25" table:formula="of:=[.E8]/([.K8]*10^3)" office:value-type="float" office:value="1.29516901955705" calcext:value-type="float">
            <text:p>1.29516901955705</text:p>
          </table:table-cell>
          <table:table-cell table:formula="of:=AVERAGE([.G53:.G62])" office:value-type="float" office:value="3860.5" calcext:value-type="float">
            <text:p>3860.5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53:.F62])" office:value-type="float" office:value="0" calcext:value-type="float">
            <text:p>0</text:p>
          </table:table-cell>
          <table:table-cell table:formula="of:=[.J8]+[.L8]" office:value-type="float" office:value="1.29516901955705" calcext:value-type="float">
            <text:p>1.29516901955705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5" table:formula="of:=[.C63]" office:value-type="float" office:value="32" calcext:value-type="float">
            <text:p>32</text:p>
          </table:table-cell>
          <table:table-cell table:style-name="ce25" table:formula="of:=[.E9]/([.K9]*10^3)" office:value-type="float" office:value="1.12228407254444" calcext:value-type="float">
            <text:p>1.12228407254444</text:p>
          </table:table-cell>
          <table:table-cell table:formula="of:=AVERAGE([.G63:.G72])" office:value-type="float" office:value="4455.2" calcext:value-type="float">
            <text:p>4455.2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63:.F72])" office:value-type="float" office:value="0" calcext:value-type="float">
            <text:p>0</text:p>
          </table:table-cell>
          <table:table-cell table:formula="of:=[.J9]+[.L9]" office:value-type="float" office:value="1.12228407254444" calcext:value-type="float">
            <text:p>1.12228407254444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73]" office:value-type="float" office:value="0" calcext:value-type="float">
            <text:p>0</text:p>
          </table:table-cell>
          <table:table-cell table:style-name="ce25" table:formula="of:=[.E10]/([.K10]*10^3)" office:value-type="string" office:string-value="" calcext:value-type="error">
            <text:p>#DIV/0!</text:p>
          </table:table-cell>
          <table:table-cell table:formula="of:=AVERAGE([.G73:.G82])" office:value-type="string" office:string-value="" calcext:value-type="error">
            <text:p>#DIV/0!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64:.F73])" office:value-type="float" office:value="0" calcext:value-type="float">
            <text:p>0</text:p>
          </table:table-cell>
          <table:table-cell table:formula="of:=[.J10]+[.L10]" office:value-type="string" office:string-value="" calcext:value-type="error">
            <text:p>#DIV/0!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5000000" calcext:value-type="float">
            <text:p>50000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75" calcext:value-type="float">
            <text:p>127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/>
          <table:table-cell table:style-name="ce25" table:number-columns-repeated="4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23" calcext:value-type="float">
            <text:p>35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36" calcext:value-type="float">
            <text:p>36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403" calcext:value-type="float">
            <text:p>34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91" calcext:value-type="float">
            <text:p>35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447" calcext:value-type="float">
            <text:p>34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49" calcext:value-type="float">
            <text:p>41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77" calcext:value-type="float">
            <text:p>41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932" calcext:value-type="float">
            <text:p>39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835" calcext:value-type="float">
            <text:p>38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45" calcext:value-type="float">
            <text:p>35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79" calcext:value-type="float">
            <text:p>47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355" calcext:value-type="float">
            <text:p>43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587" calcext:value-type="float">
            <text:p>45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739" calcext:value-type="float">
            <text:p>37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392" calcext:value-type="float">
            <text:p>43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417" calcext:value-type="float">
            <text:p>44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78" calcext:value-type="float">
            <text:p>4678</text:p>
          </table:table-cell>
          <table:table-cell table:number-columns-repeated="7"/>
        </table:table-row>
        <table:table-row table:style-name="ro1">
          <table:table-cell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2" table:style-name="ce30" office:value-type="float" office:value="5000000" calcext:value-type="float">
            <text:p>50000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618" calcext:value-type="float">
            <text:p>4618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6" table:number-columns-repeated="2"/>
          <table:table-cell table:style-name="ce25" table:number-columns-repeated="5"/>
          <table:table-cell table:number-columns-repeated="7"/>
        </table:table-row>
        <table:table-row table:style-name="ro1">
          <table:table-cell table:style-name="ce26" table:number-columns-repeated="7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 table:number-rows-repeated="7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  <table:table-row table:style-name="ro1" table:number-rows-repeated="2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1" office:value-type="string" calcext:value-type="string">
            <text:p>Double Lock Queue</text:p>
          </table:table-cell>
          <table:table-cell table:style-name="ce1"/>
          <table:table-cell table:style-name="ce5" table:number-columns-repeated="4"/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Enq_Time[ms]</text:p>
          </table:table-cell>
          <table:table-cell table:style-name="ce2" office:value-type="string" calcext:value-type="string">
            <text:p>Deq_Time[ms]</text:p>
          </table:table-cell>
          <table:table-cell/>
          <table:table-cell office:value-type="string" calcext:value-type="string">
            <text:p>NumThreads</text:p>
          </table:table-cell>
          <table:table-cell table:style-name="ce26" office:value-type="string" calcext:value-type="string">
            <text:p>DeqMops</text:p>
          </table:table-cell>
          <table:table-cell office:value-type="string" calcext:value-type="string">
            <text:p>T_Avg_Deq</text:p>
          </table:table-cell>
          <table:table-cell table:style-name="ce26" office:value-type="string" calcext:value-type="string">
            <text:p>EnqMops</text:p>
          </table:table-cell>
          <table:table-cell office:value-type="string" calcext:value-type="string">
            <text:p>T_Avg_Enq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5000000" calcext:value-type="float">
            <text:p>50000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11" calcext:value-type="float">
            <text:p>411</text:p>
          </table:table-cell>
          <table:table-cell/>
          <table:table-cell table:style-name="ce25" table:formula="of:=[.C87]" office:value-type="float" office:value="1" calcext:value-type="float">
            <text:p>1</text:p>
          </table:table-cell>
          <table:table-cell table:style-name="ce25" table:formula="of:=[.E87]/([.K87]*10^3)" office:value-type="float" office:value="12.1506682867558" calcext:value-type="float">
            <text:p>12.1506682867558</text:p>
          </table:table-cell>
          <table:table-cell table:formula="of:=AVERAGE([.G87:.G96])" office:value-type="float" office:value="411.5" calcext:value-type="float">
            <text:p>411.5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87:.F96])" office:value-type="float" office:value="0" calcext:value-type="float">
            <text:p>0</text:p>
          </table:table-cell>
          <table:table-cell table:formula="of:=[.J87]+[.L87]" office:value-type="float" office:value="12.1506682867558" calcext:value-type="float">
            <text:p>12.1506682867558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5" table:formula="of:=[.C97]" office:value-type="float" office:value="2" calcext:value-type="float">
            <text:p>2</text:p>
          </table:table-cell>
          <table:table-cell table:style-name="ce25" table:formula="of:=[.E88]/([.K88]*10^3)" office:value-type="float" office:value="2.9322073657049" calcext:value-type="float">
            <text:p>2.9322073657049</text:p>
          </table:table-cell>
          <table:table-cell table:formula="of:=AVERAGE([.G97:.G106])" office:value-type="float" office:value="1705.2" calcext:value-type="float">
            <text:p>1705.2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97:.F106])" office:value-type="float" office:value="0" calcext:value-type="float">
            <text:p>0</text:p>
          </table:table-cell>
          <table:table-cell table:formula="of:=[.J88]+[.L88]" office:value-type="float" office:value="2.9322073657049" calcext:value-type="float">
            <text:p>2.9322073657049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107]" office:value-type="float" office:value="4" calcext:value-type="float">
            <text:p>4</text:p>
          </table:table-cell>
          <table:table-cell table:style-name="ce25" table:formula="of:=[.E89]/([.K89]*10^3)" office:value-type="float" office:value="1.71479525344674" calcext:value-type="float">
            <text:p>1.71479525344674</text:p>
          </table:table-cell>
          <table:table-cell table:formula="of:=AVERAGE([.G107:.G116])" office:value-type="float" office:value="2915.8" calcext:value-type="float">
            <text:p>2915.8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07:.F116])" office:value-type="float" office:value="0" calcext:value-type="float">
            <text:p>0</text:p>
          </table:table-cell>
          <table:table-cell table:formula="of:=[.J89]+[.L89]" office:value-type="float" office:value="1.71479525344674" calcext:value-type="float">
            <text:p>1.71479525344674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5" table:formula="of:=[.C117]" office:value-type="float" office:value="8" calcext:value-type="float">
            <text:p>8</text:p>
          </table:table-cell>
          <table:table-cell table:style-name="ce25" table:formula="of:=[.E90]/([.K90]*10^3)" office:value-type="float" office:value="1.14502942725628" calcext:value-type="float">
            <text:p>1.14502942725628</text:p>
          </table:table-cell>
          <table:table-cell table:formula="of:=AVERAGE([.G117:.G126])" office:value-type="float" office:value="4366.7" calcext:value-type="float">
            <text:p>4366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17:.F126])" office:value-type="float" office:value="0" calcext:value-type="float">
            <text:p>0</text:p>
          </table:table-cell>
          <table:table-cell table:formula="of:=[.J90]+[.L90]" office:value-type="float" office:value="1.14502942725628" calcext:value-type="float">
            <text:p>1.14502942725628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5" table:formula="of:=[.C127]" office:value-type="float" office:value="16" calcext:value-type="float">
            <text:p>16</text:p>
          </table:table-cell>
          <table:table-cell table:style-name="ce25" table:formula="of:=[.E91]/([.K91]*10^3)" office:value-type="float" office:value="0.884940089555937" calcext:value-type="float">
            <text:p>0.884940089555937</text:p>
          </table:table-cell>
          <table:table-cell table:formula="of:=AVERAGE([.G127:.G136])" office:value-type="float" office:value="5650.1" calcext:value-type="float">
            <text:p>5650.1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27:.F136])" office:value-type="float" office:value="0" calcext:value-type="float">
            <text:p>0</text:p>
          </table:table-cell>
          <table:table-cell table:formula="of:=[.J91]+[.L91]" office:value-type="float" office:value="0.884940089555937" calcext:value-type="float">
            <text:p>0.884940089555937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137]" office:value-type="float" office:value="24" calcext:value-type="float">
            <text:p>24</text:p>
          </table:table-cell>
          <table:table-cell table:style-name="ce25" table:formula="of:=[.E92]/([.K92]*10^3)" office:value-type="float" office:value="0.788618655562916" calcext:value-type="float">
            <text:p>0.788618655562916</text:p>
          </table:table-cell>
          <table:table-cell table:formula="of:=AVERAGE([.G137:.G146])" office:value-type="float" office:value="6340.2" calcext:value-type="float">
            <text:p>6340.2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37:.F146])" office:value-type="float" office:value="0" calcext:value-type="float">
            <text:p>0</text:p>
          </table:table-cell>
          <table:table-cell table:formula="of:=[.J92]+[.L92]" office:value-type="float" office:value="0.788618655562916" calcext:value-type="float">
            <text:p>0.788618655562916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147]" office:value-type="float" office:value="32" calcext:value-type="float">
            <text:p>32</text:p>
          </table:table-cell>
          <table:table-cell table:style-name="ce25" table:formula="of:=[.E93]/([.K93]*10^3)" office:value-type="float" office:value="0.724438198177313" calcext:value-type="float">
            <text:p>0.724438198177313</text:p>
          </table:table-cell>
          <table:table-cell table:formula="of:=AVERAGE([.G147:.G156])" office:value-type="float" office:value="6901.9" calcext:value-type="float">
            <text:p>6901.9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47:.F156])" office:value-type="float" office:value="0" calcext:value-type="float">
            <text:p>0</text:p>
          </table:table-cell>
          <table:table-cell table:formula="of:=[.J93]+[.L93]" office:value-type="float" office:value="0.724438198177313" calcext:value-type="float">
            <text:p>0.724438198177313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5" table:formula="of:=[.C157]" office:value-type="float" office:value="0" calcext:value-type="float">
            <text:p>0</text:p>
          </table:table-cell>
          <table:table-cell table:style-name="ce25" table:formula="of:=[.E94]/([.K94]*10^3)" office:value-type="string" office:string-value="" calcext:value-type="error">
            <text:p>#DIV/0!</text:p>
          </table:table-cell>
          <table:table-cell table:formula="of:=AVERAGE([.G157:.G166])" office:value-type="string" office:string-value="" calcext:value-type="error">
            <text:p>#DIV/0!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48:.F157])" office:value-type="float" office:value="0" calcext:value-type="float">
            <text:p>0</text:p>
          </table:table-cell>
          <table:table-cell table:formula="of:=[.J94]+[.L94]" office:value-type="string" office:string-value="" calcext:value-type="error">
            <text:p>#DIV/0!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5000000" calcext:value-type="float">
            <text:p>50000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65" calcext:value-type="float">
            <text:p>176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78" calcext:value-type="float">
            <text:p>307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/>
          <table:table-cell table:style-name="ce25"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356" calcext:value-type="float">
            <text:p>43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99" calcext:value-type="float">
            <text:p>36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028" calcext:value-type="float">
            <text:p>4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25" calcext:value-type="float">
            <text:p>4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955" calcext:value-type="float">
            <text:p>49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363" calcext:value-type="float">
            <text:p>43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78" calcext:value-type="float">
            <text:p>46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89" calcext:value-type="float">
            <text:p>47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571" calcext:value-type="float">
            <text:p>45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510" calcext:value-type="float">
            <text:p>55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458" calcext:value-type="float">
            <text:p>54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384" calcext:value-type="float">
            <text:p>5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854" calcext:value-type="float">
            <text:p>58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256" calcext:value-type="float">
            <text:p>6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573" calcext:value-type="float">
            <text:p>55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275" calcext:value-type="float">
            <text:p>52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556" calcext:value-type="float">
            <text:p>55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143" calcext:value-type="float">
            <text:p>61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628" calcext:value-type="float">
            <text:p>66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761" calcext:value-type="float">
            <text:p>6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947" calcext:value-type="float">
            <text:p>69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147" calcext:value-type="float">
            <text:p>61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446" calcext:value-type="float">
            <text:p>54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367" calcext:value-type="float">
            <text:p>63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777" calcext:value-type="float">
            <text:p>67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629" calcext:value-type="float">
            <text:p>66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7239" calcext:value-type="float">
            <text:p>72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988" calcext:value-type="float">
            <text:p>69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968" calcext:value-type="float">
            <text:p>69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7075" calcext:value-type="float">
            <text:p>7075</text:p>
          </table:table-cell>
          <table:table-cell table:number-columns-repeated="7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2" table:style-name="ce30" office:value-type="float" office:value="5000000" calcext:value-type="float">
            <text:p>50000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418" calcext:value-type="float">
            <text:p>7418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6" table:number-columns-repeated="2"/>
          <table:table-cell table:style-name="ce25" table:number-columns-repeated="5"/>
          <table:table-cell table:number-columns-repeated="7"/>
        </table:table-row>
        <table:table-row table:style-name="ro1">
          <table:table-cell table:style-name="ce26" table:number-columns-repeated="7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 table:number-rows-repeated="7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SCQ</text:p>
          </table:table-cell>
          <table:table-cell table:style-name="ce1"/>
          <table:table-cell table:style-name="ce5" table:number-columns-repeated="4"/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Enq_Time[ms]</text:p>
          </table:table-cell>
          <table:table-cell table:style-name="ce2" office:value-type="string" calcext:value-type="string">
            <text:p>Deq_Time[ms]</text:p>
          </table:table-cell>
          <table:table-cell/>
          <table:table-cell office:value-type="string" calcext:value-type="string">
            <text:p>NumThreads</text:p>
          </table:table-cell>
          <table:table-cell table:style-name="ce26" office:value-type="string" calcext:value-type="string">
            <text:p>DeqMops</text:p>
          </table:table-cell>
          <table:table-cell office:value-type="string" calcext:value-type="string">
            <text:p>T_Avg_Deq</text:p>
          </table:table-cell>
          <table:table-cell table:style-name="ce26" office:value-type="string" calcext:value-type="string">
            <text:p>EnqMops</text:p>
          </table:table-cell>
          <table:table-cell office:value-type="string" calcext:value-type="string">
            <text:p>T_Avg_Enq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5000000" calcext:value-type="float">
            <text:p>50000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65" calcext:value-type="float">
            <text:p>865</text:p>
          </table:table-cell>
          <table:table-cell/>
          <table:table-cell table:style-name="ce25" table:formula="of:=[.C170]" office:value-type="float" office:value="1" calcext:value-type="float">
            <text:p>1</text:p>
          </table:table-cell>
          <table:table-cell table:style-name="ce25" table:formula="of:=[.E170]/([.K170]*10^3)" office:value-type="float" office:value="5.77967864986707" calcext:value-type="float">
            <text:p>5.77967864986707</text:p>
          </table:table-cell>
          <table:table-cell table:formula="of:=AVERAGE([.G170:.G179])" office:value-type="float" office:value="865.1" calcext:value-type="float">
            <text:p>865.1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70:.F179])" office:value-type="float" office:value="0" calcext:value-type="float">
            <text:p>0</text:p>
          </table:table-cell>
          <table:table-cell table:formula="of:=[.J170]+[.L170]" office:value-type="float" office:value="5.77967864986707" calcext:value-type="float">
            <text:p>5.77967864986707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5" table:formula="of:=[.C180]" office:value-type="float" office:value="2" calcext:value-type="float">
            <text:p>2</text:p>
          </table:table-cell>
          <table:table-cell table:style-name="ce25" table:formula="of:=[.E171]/([.K171]*10^3)" office:value-type="float" office:value="1.49351813131011" calcext:value-type="float">
            <text:p>1.49351813131011</text:p>
          </table:table-cell>
          <table:table-cell table:formula="of:=AVERAGE([.G180:.G189])" office:value-type="float" office:value="3347.8" calcext:value-type="float">
            <text:p>3347.8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80:.F189])" office:value-type="float" office:value="0" calcext:value-type="float">
            <text:p>0</text:p>
          </table:table-cell>
          <table:table-cell table:formula="of:=[.J171]+[.L171]" office:value-type="float" office:value="1.49351813131011" calcext:value-type="float">
            <text:p>1.49351813131011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5" table:formula="of:=[.C190]" office:value-type="float" office:value="4" calcext:value-type="float">
            <text:p>4</text:p>
          </table:table-cell>
          <table:table-cell table:style-name="ce25" table:formula="of:=[.E172]/([.K172]*10^3)" office:value-type="float" office:value="0.913058563576268" calcext:value-type="float">
            <text:p>0.913058563576268</text:p>
          </table:table-cell>
          <table:table-cell table:formula="of:=AVERAGE([.G190:.G199])" office:value-type="float" office:value="5476.1" calcext:value-type="float">
            <text:p>5476.1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90:.F199])" office:value-type="float" office:value="0" calcext:value-type="float">
            <text:p>0</text:p>
          </table:table-cell>
          <table:table-cell table:formula="of:=[.J172]+[.L172]" office:value-type="float" office:value="0.913058563576268" calcext:value-type="float">
            <text:p>0.913058563576268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5" table:formula="of:=[.C200]" office:value-type="float" office:value="8" calcext:value-type="float">
            <text:p>8</text:p>
          </table:table-cell>
          <table:table-cell table:style-name="ce25" table:formula="of:=[.E173]/([.K173]*10^3)" office:value-type="float" office:value="0.966669244451319" calcext:value-type="float">
            <text:p>0.966669244451319</text:p>
          </table:table-cell>
          <table:table-cell table:formula="of:=AVERAGE([.G200:.G209])" office:value-type="float" office:value="5172.4" calcext:value-type="float">
            <text:p>5172.4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00:.F209])" office:value-type="float" office:value="0" calcext:value-type="float">
            <text:p>0</text:p>
          </table:table-cell>
          <table:table-cell table:formula="of:=[.J173]+[.L173]" office:value-type="float" office:value="0.966669244451319" calcext:value-type="float">
            <text:p>0.96666924445131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5" table:formula="of:=[.C210]" office:value-type="float" office:value="16" calcext:value-type="float">
            <text:p>16</text:p>
          </table:table-cell>
          <table:table-cell table:style-name="ce25" table:formula="of:=[.E174]/([.K174]*10^3)" office:value-type="float" office:value="1.07744688186872" calcext:value-type="float">
            <text:p>1.07744688186872</text:p>
          </table:table-cell>
          <table:table-cell table:formula="of:=AVERAGE([.G210:.G219])" office:value-type="float" office:value="4640.6" calcext:value-type="float">
            <text:p>4640.6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10:.F219])" office:value-type="float" office:value="0" calcext:value-type="float">
            <text:p>0</text:p>
          </table:table-cell>
          <table:table-cell table:formula="of:=[.J174]+[.L174]" office:value-type="float" office:value="1.07744688186872" calcext:value-type="float">
            <text:p>1.07744688186872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5" table:formula="of:=[.C220]" office:value-type="float" office:value="24" calcext:value-type="float">
            <text:p>24</text:p>
          </table:table-cell>
          <table:table-cell table:style-name="ce25" table:formula="of:=[.E175]/([.K175]*10^3)" office:value-type="float" office:value="1.40264257861812" calcext:value-type="float">
            <text:p>1.40264257861812</text:p>
          </table:table-cell>
          <table:table-cell table:formula="of:=AVERAGE([.G220:.G229])" office:value-type="float" office:value="3564.7" calcext:value-type="float">
            <text:p>3564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20:.F229])" office:value-type="float" office:value="0" calcext:value-type="float">
            <text:p>0</text:p>
          </table:table-cell>
          <table:table-cell table:formula="of:=[.J175]+[.L175]" office:value-type="float" office:value="1.40264257861812" calcext:value-type="float">
            <text:p>1.40264257861812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5" table:formula="of:=[.C230]" office:value-type="float" office:value="32" calcext:value-type="float">
            <text:p>32</text:p>
          </table:table-cell>
          <table:table-cell table:style-name="ce25" table:formula="of:=[.E176]/([.K176]*10^3)" office:value-type="float" office:value="1.61613549680005" calcext:value-type="float">
            <text:p>1.61613549680005</text:p>
          </table:table-cell>
          <table:table-cell table:formula="of:=AVERAGE([.G230:.G239])" office:value-type="float" office:value="3093.8" calcext:value-type="float">
            <text:p>3093.8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30:.F239])" office:value-type="float" office:value="0" calcext:value-type="float">
            <text:p>0</text:p>
          </table:table-cell>
          <table:table-cell table:formula="of:=[.J176]+[.L176]" office:value-type="float" office:value="1.61613549680005" calcext:value-type="float">
            <text:p>1.61613549680005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5" table:formula="of:=[.C240]" office:value-type="float" office:value="0" calcext:value-type="float">
            <text:p>0</text:p>
          </table:table-cell>
          <table:table-cell table:style-name="ce25" table:formula="of:=[.E177]/([.K177]*10^3)" office:value-type="string" office:string-value="" calcext:value-type="error">
            <text:p>#DIV/0!</text:p>
          </table:table-cell>
          <table:table-cell table:formula="of:=AVERAGE([.G240:.G249])" office:value-type="string" office:string-value="" calcext:value-type="error">
            <text:p>#DIV/0!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31:.F240])" office:value-type="float" office:value="0" calcext:value-type="float">
            <text:p>0</text:p>
          </table:table-cell>
          <table:table-cell table:formula="of:=[.J177]+[.L177]" office:value-type="string" office:string-value="" calcext:value-type="error">
            <text:p>#DIV/0!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866" calcext:value-type="float">
            <text:p>386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5000000" calcext:value-type="float">
            <text:p>50000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074" calcext:value-type="float">
            <text:p>307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180" calcext:value-type="float">
            <text:p>518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311" calcext:value-type="float">
            <text:p>631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495" calcext:value-type="float">
            <text:p>549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204" calcext:value-type="float">
            <text:p>420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282" calcext:value-type="float">
            <text:p>528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6503" calcext:value-type="float">
            <text:p>650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203" calcext:value-type="float">
            <text:p>420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494" calcext:value-type="float">
            <text:p>5494</text:p>
          </table:table-cell>
          <table:table-cell/>
          <table:table-cell table:style-name="ce25"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19" calcext:value-type="float">
            <text:p>47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65" calcext:value-type="float">
            <text:p>47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054" calcext:value-type="float">
            <text:p>50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192" calcext:value-type="float">
            <text:p>5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212" calcext:value-type="float">
            <text:p>52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042" calcext:value-type="float">
            <text:p>5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424" calcext:value-type="float">
            <text:p>54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429" calcext:value-type="float">
            <text:p>5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5391" calcext:value-type="float">
            <text:p>53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10" calcext:value-type="float">
            <text:p>46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07" calcext:value-type="float">
            <text:p>47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526" calcext:value-type="float">
            <text:p>45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70" calcext:value-type="float">
            <text:p>47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756" calcext:value-type="float">
            <text:p>47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42" calcext:value-type="float">
            <text:p>46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605" calcext:value-type="float">
            <text:p>46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77" calcext:value-type="float">
            <text:p>35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475" calcext:value-type="float">
            <text:p>34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73" calcext:value-type="float">
            <text:p>35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654" calcext:value-type="float">
            <text:p>36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21" calcext:value-type="float">
            <text:p>31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59" calcext:value-type="float">
            <text:p>31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table:number-columns-repeated="7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2" table:style-name="ce30" office:value-type="float" office:value="5000000" calcext:value-type="float">
            <text:p>50000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109" calcext:value-type="float">
            <text:p>3109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6" table:number-columns-repeated="2"/>
          <table:table-cell table:style-name="ce25" table:number-columns-repeated="5"/>
          <table:table-cell table:number-columns-repeated="7"/>
        </table:table-row>
        <table:table-row table:style-name="ro1">
          <table:table-cell table:style-name="ce26" table:number-columns-repeated="7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 table:number-rows-repeated="6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  <table:table-row table:style-name="ro1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6:16:59.64039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3:34:10.893767301</meta:creation-date>
    <dc:date>2021-06-18T16:25:41.272196915</dc:date>
    <meta:editing-duration>PT2H34M4S</meta:editing-duration>
    <meta:editing-cycles>8</meta:editing-cycles>
    <meta:generator>LibreOffice/6.4.7.2$Linux_X86_64 LibreOffice_project/40$Build-2</meta:generator>
    <meta:document-statistic meta:table-count="1" meta:cell-count="1446" meta:object-count="0"/>
  </office:meta>
</office:document-meta>
</file>